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0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style:paragraph-properties fo:text-align="center"/>
      <style:text-properties fo:font-size="5pt" style:font-size-asian="5pt" style:font-size-complex="5pt"/>
    </style:style>
    <style:style style:name="P15" style:family="paragraph">
      <style:paragraph-properties fo:text-align="center"/>
      <style:text-properties fo:font-size="4pt" style:font-size-asian="4pt" style:font-size-complex="4pt"/>
    </style:style>
    <style:style style:name="P16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1" draw:text-style-name="P10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/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/>
        </draw:connector>
        <draw:connector draw:style-name="gr11" draw:text-style-name="P10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/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1" draw:text-style-name="P10" draw:layer="layout" draw:type="line" svg:x1="31.3cm" svg:y1="5.65cm" svg:x2="29.8cm" svg:y2="6.05cm" draw:start-shape="id14" draw:start-glue-point="6" draw:end-shape="id15" draw:end-glue-point="10" svg:d="M31300 5650l-1500 400" svg:viewBox="0 0 1501 401">
          <text:p/>
        </draw:connector>
        <draw:connector draw:style-name="gr11" draw:text-style-name="P10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/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12">Integer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5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" draw:id="id17">
          <draw:g>
            <draw:custom-shape draw:style-name="gr6" draw:text-style-name="P9" draw:layer="layout" svg:width="0.8cm" svg:height="0.3cm" svg:x="32.3cm" svg:y="1.6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598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3cm" svg:y="1.9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898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3cm" svg:y="2.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5cm" svg:y="2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2.8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2.8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2.5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2cm" svg:height="0.3cm" svg:x="32.3cm" svg:y="2.5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1cm" svg:height="0.3cm" svg:x="33.5cm" svg:y="2.5cm">
                <text:p text:style-name="P8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1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3" draw:layer="layout" svg:width="1.6cm" svg:height="0.3cm" svg:x="32.3cm" svg:y="3.1cm">
                <text:p text:style-name="P14"><text:span text:style-name="T5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1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6" draw:layer="layout" svg:width="1.6cm" svg:height="0.3cm" svg:x="32.3cm" svg:y="3.4cm">
                <text:p text:style-name="P15"><text:span text:style-name="T6">AdaptiveSmoothUpp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398cm">
                <text:p text:style-name="P8"><text:span text:style-name="T3">0.9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6" draw:layer="layout" svg:width="1.6cm" svg:height="0.3cm" svg:x="32.3cm" svg:y="3.7cm">
                <text:p text:style-name="P15"><text:span text:style-name="T6">AdaptiveSmoothLow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7cm">
                <text:p text:style-name="P8"><text:span text:style-name="T3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.3cm">
                <text:p text:style-name="P8"><text:span text:style-name="T6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.3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6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3cm" svg:y="4.6cm">
                <text:p text:style-name="P8"><text:span text:style-name="T3">Typ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4cm" svg:y="4.6cm">
                <text:p text:style-name="P8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3cm" svg:y1="3.249cm" svg:x2="29.55cm" svg:y2="5.8cm" draw:start-shape="id17" draw:start-glue-point="3" draw:end-shape="id15" draw:end-glue-point="4" svg:d="M32300 3249l-2750 2551" svg:viewBox="0 0 2751 2552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4" draw:id="id24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14"><text:span text:style-name="T5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0.5cm" svg:height="0.5cm" svg:x="36.4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20" draw:text-style-name="P10" draw:layer="layout" draw:type="line" svg:x1="29.727cm" svg:y1="6.227cm" svg:x2="35.773cm" svg:y2="18.573cm" draw:start-shape="id15" draw:start-glue-point="9" draw:end-shape="id21" draw:end-glue-point="5" svg:d="M29727 6227l6046 12346" svg:viewBox="0 0 6047 12347">
          <text:p/>
        </draw:connector>
        <draw:connector draw:style-name="gr20" draw:text-style-name="P10" draw:layer="layout" draw:type="line" svg:x1="29.727cm" svg:y1="6.227cm" svg:x2="36.473cm" svg:y2="19.973cm" draw:start-shape="id15" draw:start-glue-point="9" draw:end-shape="id22" draw:end-glue-point="5" svg:d="M29727 6227l6746 13746" svg:viewBox="0 0 6747 13747">
          <text:p/>
        </draw:connector>
        <draw:connector draw:style-name="gr20" draw:text-style-name="P10" draw:layer="layout" draw:type="line" svg:x1="29.727cm" svg:y1="6.227cm" svg:x2="37.273cm" svg:y2="21.573cm" draw:start-shape="id15" draw:start-glue-point="9" draw:end-shape="id23" draw:end-glue-point="5" svg:d="M29727 6227l7546 15346" svg:viewBox="0 0 7547 15347">
          <text:p/>
        </draw:connector>
        <draw:custom-shape draw:style-name="gr5" draw:text-style-name="P7" xml:id="id23" draw:id="id23" draw:layer="layout" svg:width="0.5cm" svg:height="0.5cm" svg:x="37.2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36.65cm" svg:y1="20.4cm" svg:x2="37.2cm" svg:y2="21.75cm" draw:start-shape="id22" draw:start-glue-point="8" draw:end-shape="id23" draw:end-glue-point="6" svg:d="M36650 20400l550 1350" svg:viewBox="0 0 551 1351">
          <text:p text:style-name="P8"><text:span text:style-name="T3">Transfer</text:span></text:p>
        </draw:connector>
        <draw:connector draw:style-name="gr13" draw:text-style-name="P9" draw:layer="layout" draw:type="line" svg:x1="35.95cm" svg:y1="19cm" svg:x2="36.4cm" svg:y2="20.15cm" draw:start-shape="id21" draw:start-glue-point="8" draw:end-shape="id22" draw:end-glue-point="6" svg:d="M35950 19000l450 1150" svg:viewBox="0 0 451 1151">
          <text:p text:style-name="P8"><text:span text:style-name="T3">Transfer</text:span></text:p>
        </draw:connector>
        <draw:connector draw:style-name="gr13" draw:text-style-name="P9" draw:layer="layout" draw:type="line" svg:x1="35.327cm" svg:y1="17.227cm" svg:x2="35.7cm" svg:y2="18.75cm" draw:start-shape="id20" draw:start-glue-point="9" draw:end-shape="id21" draw:end-glue-point="6" svg:d="M35327 17227l373 1523" svg:viewBox="0 0 374 15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7" draw:id="id27">
          <draw:g>
            <draw:custom-shape draw:style-name="gr6" draw:text-style-name="P9" draw:layer="layout" svg:width="0.8cm" svg:height="0.3cm" svg:x="30.5cm" svg:y="19.9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19.9cm">
              <text:p text:style-name="P8"><text:span text:style-name="T3">Short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5cm" svg:y="20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20.2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5cm" svg:y="20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7cm" svg:y="20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5cm" svg:y="20.8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6cm" svg:y="20.802cm">
                <text:p text:style-name="P14"><text:span text:style-name="T5">Short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6" draw:text-style-name="P9" draw:layer="layout" svg:width="0.8cm" svg:height="0.3cm" svg:x="31.7cm" svg:y="21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398cm">
              <text:p text:style-name="P8"><text:span text:style-name="T3">Long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1.7cm" svg:y="21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1.7cm" svg:y="2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9cm" svg:y="22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22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8cm" svg:y="22.3cm">
                <text:p text:style-name="P14"><text:span text:style-name="T5">Long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6" draw:text-style-name="P9" draw:layer="layout" svg:width="0.8cm" svg:height="0.3cm" svg:x="32.8cm" svg:y="22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2.8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8cm" svg:y="23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3.1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8cm" svg:y="23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cm" svg:y="2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8cm" svg:y="23.8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3.9cm" svg:y="23.8cm">
                <text:p text:style-name="P14"><text:span text:style-name="T5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4" draw:end-shape="id20" draw:end-glue-point="7" svg:d="M32300 19101l2673-1874" svg:viewBox="0 0 2674 1875">
          <text:p/>
        </draw:connector>
        <draw:connector draw:style-name="gr11" draw:text-style-name="P10" draw:layer="layout" draw:type="line" svg:x1="36.1cm" svg:y1="23.499cm" svg:x2="37.273cm" svg:y2="21.927cm" draw:start-shape="id25" draw:start-glue-point="1" draw:end-shape="id23" draw:end-glue-point="7" svg:d="M36100 23499l1173-1572" svg:viewBox="0 0 1174 1573">
          <text:p/>
        </draw:connector>
        <draw:connector draw:style-name="gr11" draw:text-style-name="P10" draw:layer="layout" draw:type="line" svg:x1="35cm" svg:y1="21.999cm" svg:x2="36.473cm" svg:y2="20.327cm" draw:start-shape="id26" draw:end-shape="id22" draw:end-glue-point="7" svg:d="M35000 21999l1473-1672" svg:viewBox="0 0 1474 1673">
          <text:p/>
        </draw:connector>
        <draw:connector draw:style-name="gr11" draw:text-style-name="P10" draw:layer="layout" draw:type="line" svg:x1="33.8cm" svg:y1="20.501cm" svg:x2="35.773cm" svg:y2="18.927cm" draw:start-shape="id27" draw:start-glue-point="1" draw:end-shape="id21" draw:end-glue-point="7" svg:d="M33800 20501l1973-1574" svg:viewBox="0 0 1974 15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3T18:20:43.555000000</dc:date>
    <meta:editing-duration>PT13H12M48S</meta:editing-duration>
    <meta:editing-cycles>66</meta:editing-cycles>
    <meta:document-statistic meta:object-count="325"/>
  </office:meta>
</office:document-meta>
</file>